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3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latine principa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ile CR2032 Vertical + Pile CR2032</text:p>
          </table:table-cell>
          <table:table-cell/>
        </table:table-row>
        <table:table-row table:style-name="ro1">
          <table:table-cell office:value-type="string" calcext:value-type="string">
            <text:p>C1,C2,C32,C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densateur céramique 22pF pas 2.5mm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2.2µF/25V pas 2.5mm</text:p>
          </table:table-cell>
          <table:table-cell/>
        </table:table-row>
        <table:table-row table:style-name="ro1">
          <table:table-cell office:value-type="string" calcext:value-type="string">
            <text:p>C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µF céramique pas 5mm</text:p>
          </table:table-cell>
          <table:table-cell/>
        </table:table-row>
        <table:table-row table:style-name="ro1">
          <table:table-cell office:value-type="string" calcext:value-type="string">
            <text:p>C23 C25 C26 C27 C2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densateur électrochimique 100µF/16V pas 2.5mm</text:p>
          </table:table-cell>
          <table:table-cell/>
        </table:table-row>
        <table:table-row table:style-name="ro1">
          <table:table-cell office:value-type="string" calcext:value-type="string">
            <text:p>C3 C4 C5 C6 C7 C10 C12 C13 C14 C16 C17 C18 C19 C20 C21 C22 C29 C35 C36 <text:s/>C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ndensateur 100nF pas 5mm</text:p>
          </table:table-cell>
          <table:table-cell/>
        </table:table-row>
        <table:table-row table:style-name="ro1">
          <table:table-cell office:value-type="string" calcext:value-type="string">
            <text:p>C24 C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ensateur 47nF pas 5mm</text:p>
          </table:table-cell>
          <table:table-cell/>
        </table:table-row>
        <table:table-row table:style-name="ro1">
          <table:table-cell office:value-type="string" calcext:value-type="string">
            <text:p>C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variable 50pF type TZ03F</text:p>
          </table:table-cell>
          <table:table-cell/>
        </table:table-row>
        <table:table-row table:style-name="ro1">
          <table:table-cell office:value-type="string" calcext:value-type="string">
            <text:p>C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2.2nF pas 5mm</text:p>
          </table:table-cell>
          <table:table-cell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nF pas 5mm</text:p>
          </table:table-cell>
          <table:table-cell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densateur électrochimique 1000µF/10V pas 2.5mm ou 5mm</text:p>
          </table:table-cell>
          <table:table-cell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007</text:p>
          </table:table-cell>
          <table:table-cell/>
        </table:table-row>
        <table:table-row table:style-name="ro1">
          <table:table-cell office:value-type="string" calcext:value-type="string">
            <text:p>D1 D2 D3 D4 D5 D6 D7 D8 D9 D11 D12 D13 D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ode 1N4148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ble Littelfuse 2A fusion lente (T)</text:p>
          </table:table-cell>
          <table:table-cell/>
        </table:table-row>
        <table:table-row table:style-name="ro1">
          <table:table-cell office:value-type="string" calcext:value-type="string">
            <text:p>Q1 Q2 Q3 Q4 Q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istor 2N3904 (TO92)</text:p>
          </table:table-cell>
          <table:table-cell/>
        </table:table-row>
        <table:table-row table:style-name="ro1">
          <table:table-cell office:value-type="string" calcext:value-type="string">
            <text:p>R13 R19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22kΩ</text:p>
          </table:table-cell>
          <table:table-cell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 <text:span text:style-name="T1">Ω</text:span></text:p>
          </table:table-cell>
          <table:table-cell/>
        </table:table-row>
        <table:table-row table:style-name="ro1">
          <table:table-cell office:value-type="string" calcext:value-type="string">
            <text:p>R16 R30 R32 R34 R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4.7kΩ</text:p>
          </table:table-cell>
          <table:table-cell/>
        </table:table-row>
        <table:table-row table:style-name="ro1">
          <table:table-cell office:value-type="string" calcext:value-type="string">
            <text:p>R10 R12 R18 R20 R28 R3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sistance 1/8W 1kΩ</text:p>
          </table:table-cell>
          <table:table-cell/>
        </table:table-row>
        <table:table-row table:style-name="ro1">
          <table:table-cell office:value-type="string" calcext:value-type="string">
            <text:p>R2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1/8W 3.3kΩ</text:p>
          </table:table-cell>
          <table:table-cell/>
        </table:table-row>
        <table:table-row table:style-name="ro1">
          <table:table-cell office:value-type="string" calcext:value-type="string">
            <text:p>R22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ésistance 1/8W 220Ω</text:p>
          </table:table-cell>
          <table:table-cell/>
        </table:table-row>
        <table:table-row table:style-name="ro1">
          <table:table-cell office:value-type="string" calcext:value-type="string">
            <text:p>R4 R5 R26 R27 R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10kΩ</text:p>
          </table:table-cell>
          <table:table-cell/>
        </table:table-row>
        <table:table-row table:style-name="ro1">
          <table:table-cell office:value-type="string" calcext:value-type="string">
            <text:p>R1 R3 R14 R17 R3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ésistance 1/8W 2.2kΩ</text:p>
          </table:table-cell>
          <table:table-cell/>
        </table:table-row>
        <table:table-row table:style-name="ro1">
          <table:table-cell office:value-type="string" calcext:value-type="string">
            <text:p>R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00kΩ</text:p>
          </table:table-cell>
          <table:table-cell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1MΩ</text:p>
          </table:table-cell>
          <table:table-cell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istance 1/8W 470Ω</text:p>
          </table:table-cell>
          <table:table-cell/>
        </table:table-row>
        <table:table-row table:style-name="ro1">
          <table:table-cell office:value-type="string" calcext:value-type="string">
            <text:p>R8 R9 R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istance 1/8W 47kΩ</text:p>
          </table:table-cell>
          <table:table-cell/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10kΩ (4R+C) 5 broches</text:p>
          </table:table-cell>
          <table:table-cell/>
        </table:table-row>
        <table:table-row table:style-name="ro1">
          <table:table-cell office:value-type="string" calcext:value-type="string">
            <text:p>R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7R+C) 8 broches</text:p>
          </table:table-cell>
          <table:table-cell/>
        </table:table-row>
        <table:table-row table:style-name="ro1">
          <table:table-cell office:value-type="string" calcext:value-type="string">
            <text:p>R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kΩ (5R+C) 6 broches</text:p>
          </table:table-cell>
          <table:table-cell/>
        </table:table-row>
        <table:table-row table:style-name="ro1">
          <table:table-cell office:value-type="string" calcext:value-type="string">
            <text:p>RN4 R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eau de résistances 4.7kΩ (4R+C) 5 broches</text:p>
          </table:table-cell>
          <table:table-cell/>
        </table:table-row>
        <table:table-row table:style-name="ro1">
          <table:table-cell office:value-type="string" calcext:value-type="string">
            <text:p>RN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seau de résistances 220Ω (4R+C) 5 broches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interrupteurs DIP 3 voies type piano</text:p>
          </table:table-cell>
          <table:table-cell/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04 (DIP14)</text:p>
          </table:table-cell>
          <table:table-cell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032SLC (PLCC44)</text:p>
          </table:table-cell>
          <table:table-cell/>
        </table:table-row>
        <table:table-row table:style-name="ro1">
          <table:table-cell office:value-type="string" calcext:value-type="string">
            <text:p>U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3-8910A (DIP40)</text:p>
          </table:table-cell>
          <table:table-cell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0F200 (DIP8)</text:p>
          </table:table-cell>
          <table:table-cell/>
        </table:table-row>
        <table:table-row table:style-name="ro1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S10017 (ULA ORIC DIP40)</text:p>
          </table:table-cell>
          <table:table-cell/>
        </table:table-row>
        <table:table-row table:style-name="ro1">
          <table:table-cell office:value-type="string" calcext:value-type="string">
            <text:p>U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65 (DIP16)</text:p>
          </table:table-cell>
          <table:table-cell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7128SLC (PLCC84)</text:p>
          </table:table-cell>
          <table:table-cell/>
        </table:table-row>
        <table:table-row table:style-name="ro1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C040 (PLCC32)</text:p>
          </table:table-cell>
          <table:table-cell/>
        </table:table-row>
        <table:table-row table:style-name="ro1">
          <table:table-cell office:value-type="string" calcext:value-type="string">
            <text:p>U19 U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257 (DIP16)</text:p>
          </table:table-cell>
          <table:table-cell/>
        </table:table-row>
        <table:table-row table:style-name="ro1">
          <table:table-cell office:value-type="string" calcext:value-type="string">
            <text:p>U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M681000 (DIP32)</text:p>
          </table:table-cell>
          <table:table-cell/>
        </table:table-row>
        <table:table-row table:style-name="ro1">
          <table:table-cell office:value-type="string" calcext:value-type="string">
            <text:p>U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06 (DIP14)</text:p>
          </table:table-cell>
          <table:table-cell/>
        </table:table-row>
        <table:table-row table:style-name="ro1">
          <table:table-cell office:value-type="string" calcext:value-type="string">
            <text:p>U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 (DIP8)</text:p>
          </table:table-cell>
          <table:table-cell/>
        </table:table-row>
        <table:table-row table:style-name="ro1">
          <table:table-cell office:value-type="string" calcext:value-type="string">
            <text:p>U24 U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464 (DIP18)</text:p>
          </table:table-cell>
          <table:table-cell/>
        </table:table-row>
        <table:table-row table:style-name="ro1">
          <table:table-cell office:value-type="string" calcext:value-type="string">
            <text:p>U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8877A (DIP40)</text:p>
          </table:table-cell>
          <table:table-cell/>
        </table:table-row>
        <table:table-row table:style-name="ro1">
          <table:table-cell office:value-type="string" calcext:value-type="string">
            <text:p>U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7170 (DIP24)</text:p>
          </table:table-cell>
          <table:table-cell/>
        </table:table-row>
        <table:table-row table:style-name="ro1">
          <table:table-cell office:value-type="string" calcext:value-type="string">
            <text:p>U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9216B (DIP8)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 ou 65C51 (DIP24)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xP (DIP40)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5 (DIP20)</text:p>
          </table:table-cell>
          <table:table-cell/>
        </table:table-row>
        <table:table-row table:style-name="ro1">
          <table:table-cell office:value-type="string" calcext:value-type="string">
            <text:p>U2 U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2 ou 65C22N (DIP40)</text:p>
          </table:table-cell>
          <table:table-cell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30-450D (TO92)</text:p>
          </table:table-cell>
          <table:table-cell/>
        </table:table-row>
        <table:table-row table:style-name="ro1">
          <table:table-cell office:value-type="string" calcext:value-type="string">
            <text:p>U8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T541 (DIP20)</text:p>
          </table:table-cell>
          <table:table-cell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340G (SOIC16)</text:p>
          </table:table-cell>
          <table:table-cell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illateur 12MHz (DIP14)</text:p>
          </table:table-cell>
          <table:table-cell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1.8432MHz HC49U</text:p>
          </table:table-cell>
          <table:table-cell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tz horloger 32.768kHz</text:p>
          </table:table-cell>
          <table:table-cell/>
        </table:table-row>
        <table:table-row table:style-name="ro1">
          <table:table-cell office:value-type="string" calcext:value-type="string">
            <text:p>K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6V 1T 3A SRS 06VDC</text:p>
          </table:table-cell>
          <table:table-cell/>
        </table:table-row>
        <table:table-row table:style-name="ro1">
          <table:table-cell office:value-type="string" calcext:value-type="string">
            <text:p>K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REED 5V 1T</text:p>
          </table:table-cell>
          <table:table-cell/>
        </table:table-row>
        <table:table-row table:style-name="ro1">
          <table:table-cell office:value-type="string" calcext:value-type="string">
            <text:p>J1 J2 J3 J4 J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int test de mesure (pastille sur la face composants)</text:p>
          </table:table-cell>
          <table:table-cell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7 broches pas 2.54mm</text:p>
          </table:table-cell>
          <table:table-cell/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USB type B</text:p>
          </table:table-cell>
          <table:table-cell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mâle 4 broches pas 2.54mm</text:p>
          </table:table-cell>
          <table:table-cell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0 broches mâle 90°coudé </text:p>
          </table:table-cell>
          <table:table-cell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2x12 broches pas 2.54mm</text:p>
          </table:table-cell>
          <table:table-cell/>
        </table:table-row>
        <table:table-row table:style-name="ro1">
          <table:table-cell office:value-type="string" calcext:value-type="string">
            <text:p>J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tte femelle 7 broches pas 2.54mm</text:p>
          </table:table-cell>
          <table:table-cell/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 alimentation 5.5x2.5mm ou 5.5x2.1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le DIN Femelle 13 broches pour PCB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JST 2 broches mâle vertical pas 2.50mm ou 2 fils soudés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eur IDC 2x17 broches mâle droit</text:p>
          </table:table-cell>
          <table:table-cell/>
        </table:table-row>
        <table:table-row table:style-name="ro1">
          <table:table-cell office:value-type="string" calcext:value-type="string">
            <text:p>H1 H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3mm</text:p>
          </table:table-cell>
          <table:table-cell/>
        </table:table-row>
        <table:table-row table:style-name="ro1">
          <table:table-cell office:value-type="string" calcext:value-type="string">
            <text:p>H3 H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toise femelle taraudée M3 17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HTPC (Par exemple Tx01)</text:p>
          </table:table-cell>
          <table:table-cell office:value-type="string" calcext:value-type="string">
            <text:p><text:a xlink:href="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" xlink:type="simple">https://fr.aliexpress.com/item/4001114642510.html?spm=a2g0o.productlist.main.37.3fd63933eRAOPA&amp;algo_pvid=a9518cc6-9d3e-4e31-8c7f-db76bc6f6696&amp;algo_exp_id=a9518cc6-9d3e-4e31-8c7f-db76bc6f6696-18&amp;pdp_ext_f=%7B%22sku_id%22%3A%2210000014499176258%22%7D&amp;pdp_npi=2%40dis%21EUR%2147.43%2127.04%21%21%21%21%21%402145279016749870323534027d06d7%2110000014499176258%21sea&amp;curPageLogUid=dMOxQv7RKwR1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mentation 5V 3A 5.5x2.5mm (ou 5.5x2.1mm) + au cent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cteur GOTEK Firmware HxC ou FF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latine connecteu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2x7 broches pas 2.54mm</text:p>
          </table:table-cell>
          <table:table-cell/>
        </table:table-row>
        <table:table-row table:style-name="ro1">
          <table:table-cell office:value-type="string" calcext:value-type="string">
            <text:p>J14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rrette mâle 7 broches pas 2.54mm</text:p>
          </table:table-cell>
          <table:table-cell/>
        </table:table-row>
        <table:table-row table:style-name="ro1">
          <table:table-cell office:value-type="string" calcext:value-type="string">
            <text:p>J15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SUB E 9 broches mâle PCB</text:p>
          </table:table-cell>
          <table:table-cell/>
        </table:table-row>
        <table:table-row table:style-name="ro1">
          <table:table-cell office:value-type="string" calcext:value-type="string">
            <text:p>J16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nnecteur IDC 2x7 broches mâle 90°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outon tactile 6x6x5 coudé 90°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latine Front_end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 table:number-rows-repeated="104847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3:52:30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49:54.987000000</meta:creation-date>
    <dc:date>2025-01-01T13:53:05.478000000</dc:date>
    <meta:editing-duration>PT30M6S</meta:editing-duration>
    <meta:editing-cycles>11</meta:editing-cycles>
    <meta:generator>LibreOffice/24.2.5.2$Windows_X86_64 LibreOffice_project/bffef4ea93e59bebbeaf7f431bb02b1a39ee8a59</meta:generator>
    <meta:document-statistic meta:table-count="1" meta:cell-count="262" meta:object-count="0"/>
  </office:meta>
</office:document-meta>
</file>